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dash" draw:stroke-dash="Dashed_20__28_var_29_" svg:stroke-width="0.152cm" svg:stroke-color="#000000" draw:marker-start-width="0.66cm" draw:marker-end-width="0.66cm" draw:fill="none" draw:textarea-horizontal-align="justify" draw:textarea-vertical-align="middle" draw:auto-grow-height="false" fo:min-height="5.973cm" fo:min-width="15.248cm" fo:padding-top="0.201cm" fo:padding-bottom="0.201cm" fo:padding-left="0.326cm" fo:padding-right="0.326cm"/>
    </style:style>
    <style:style style:name="gr3" style:family="graphic" style:parent-style-name="objectwithoutfill">
      <style:graphic-properties draw:stroke="dash" draw:stroke-dash="Dashed_20__28_var_29_" svg:stroke-width="0.203cm" svg:stroke-color="#6666ff" draw:marker-start-width="0.812cm" draw:marker-end="Arrow" draw:marker-end-width="0.914cm" draw:fill="none" draw:textarea-vertical-align="middle" fo:padding-top="0.226cm" fo:padding-bottom="0.226cm" fo:padding-left="0.351cm" fo:padding-right="0.351cm"/>
    </style:style>
    <style:style style:name="gr4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0.293cm" svg:y1="20.532cm" svg:x2="10.292cm" svg:y2="4.81cm">
          <text:p/>
        </draw:line>
        <draw:line draw:style-name="gr1" draw:text-style-name="P1" draw:layer="layout" svg:x1="1.381cm" svg:y1="11.168cm" svg:x2="20.304cm" svg:y2="11.173cm">
          <text:p/>
        </draw:line>
        <draw:custom-shape draw:style-name="gr2" draw:text-style-name="P1" draw:layer="layout" svg:width="15.748cm" svg:height="6.223cm" svg:x="2.524cm" svg:y="7.98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0.271cm" svg:y1="14.208cm" svg:x2="10.271cm" svg:y2="21.447cm">
          <text:p/>
        </draw:line>
        <draw:frame draw:style-name="gr4" draw:text-style-name="P1" draw:layer="layout" svg:width="1.651cm" svg:height="1.232cm" svg:x="10.525cm" svg:y="4.72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1" draw:layer="layout" svg:width="1.651cm" svg:height="1.486cm" svg:x="18.969cm" svg:y="11.022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er Aksentev</meta:initial-creator>
    <meta:creation-date>2019-06-05T10:01:08.132306002</meta:creation-date>
    <dc:date>2019-06-05T10:24:41.328714224</dc:date>
    <dc:creator>Alexander Aksentev</dc:creator>
    <meta:editing-duration>PT23M33S</meta:editing-duration>
    <meta:editing-cycles>3</meta:editing-cycles>
    <meta:generator>LibreOffice/4.3.3.2$Linux_X86_64 LibreOffice_project/430m0$Build-2</meta:generator>
    <meta:document-statistic meta:object-count="6"/>
  </office:meta>
</office:document-meta>
</file>

<file path=Object 2/content.xml><?xml version="1.0" encoding="utf-8"?>
<math xmlns="http://www.w3.org/1998/Math/MathML" display="block">
  <semantics>
    <mi>y</mi>
    <annotation encoding="StarMath 5.0">y
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